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in" fo:margin-right="0in" fo:text-indent="-0.25in" style:auto-text-indent="false" style:page-number="auto"/>
    </style:style>
    <style:style style:name="P2" style:family="paragraph" style:parent-style-name="Standard">
      <style:paragraph-properties fo:margin-left="0in" fo:margin-right="0in" fo:text-indent="0.25in" style:auto-text-indent="false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>
      <style:text-properties officeooo:rsid="001be79e"/>
    </style:style>
    <style:style style:name="P8" style:family="paragraph" style:parent-style-name="List_20_Paragraph">
      <style:text-properties officeooo:rsid="001be79e" officeooo:paragraph-rsid="001be79e"/>
    </style:style>
    <style:style style:name="P9" style:family="paragraph" style:parent-style-name="List_20_Paragraph">
      <style:text-properties officeooo:rsid="001d1beb" officeooo:paragraph-rsid="001d1beb"/>
    </style:style>
    <style:style style:name="P10" style:family="paragraph" style:parent-style-name="List_20_Paragraph" style:list-style-name="WWNum2">
      <style:text-properties officeooo:rsid="001d7134" officeooo:paragraph-rsid="001d7134"/>
    </style:style>
    <style:style style:name="P11" style:family="paragraph" style:parent-style-name="List_20_Paragraph">
      <style:text-properties officeooo:rsid="001d7134" officeooo:paragraph-rsid="001d7134"/>
    </style:style>
    <style:style style:name="P12" style:family="paragraph" style:parent-style-name="List_20_Paragraph">
      <style:text-properties officeooo:rsid="001f6018" officeooo:paragraph-rsid="001f6018"/>
    </style:style>
    <style:style style:name="P13" style:family="paragraph" style:parent-style-name="List_20_Paragraph">
      <style:text-properties officeooo:rsid="00213b93" officeooo:paragraph-rsid="00213b93"/>
    </style:style>
    <style:style style:name="P14" style:family="paragraph" style:parent-style-name="List_20_Paragraph">
      <style:text-properties officeooo:rsid="0022be69" officeooo:paragraph-rsid="0022be69"/>
    </style:style>
    <style:style style:name="P15" style:family="paragraph" style:parent-style-name="List_20_Paragraph">
      <style:text-properties officeooo:rsid="0022f559" officeooo:paragraph-rsid="0022f5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1beb"/>
    </style:style>
    <style:style style:name="T3" style:family="text">
      <style:text-properties officeooo:rsid="001f6018"/>
    </style:style>
    <style:style style:name="T4" style:family="text">
      <style:text-properties officeooo:rsid="0022f559"/>
    </style:style>
    <style:style style:name="T5" style:family="text">
      <style:text-properties officeooo:rsid="00241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fig file:</text:span></text:p>
      <text:list xml:id="list1258180272" text:style-name="WWNum1">
        <text:list-item>
          <text:p text:style-name="P4">What is the purpose of the config.inc.php file? </text:p>
        </text:list-item>
      </text:list>
      <text:p text:style-name="P8"/>
      <text:p text:style-name="P8">The config.inc.php contains all the general configuration code for how the app is supposed to function. </text:p>
      <text:p text:style-name="P7"/>
      <text:list xml:id="list111417164080200" text:continue-numbering="true" text:style-name="WWNum1">
        <text:list-item>
          <text:p text:style-name="P4">Which super global array, and what key in the array, is used to automatically detect if the application is running on a dev server or a live server?</text:p>
        </text:list-item>
      </text:list>
      <text:p text:style-name="P8"/>
      <text:p text:style-name="P8">The $_SERVER super global array and the SERVER_NAME key are used to detect if the application is running on a dev or live server. </text:p>
      <text:p text:style-name="List_20_Paragraph"/>
      <text:list xml:id="list111416476689941" text:continue-numbering="true" text:style-name="WWNum1">
        <text:list-item>
          <text:p text:style-name="P4">How does the get_link() method get the information it needs to connect to the database? In other words, where does it get the db user acoount, password, host, and database name?</text:p>
        </text:list-item>
      </text:list>
      <text:p text:style-name="List_20_Paragraph"/>
      <text:p text:style-name="P9">The db user account, password, host, and database name are defined as constant variables.</text:p>
      <text:p text:style-name="List_20_Paragraph"/>
      <text:list xml:id="list111417145312200" text:continue-numbering="true" text:style-name="WWNum1">
        <text:list-item>
          <text:p text:style-name="P4">The get_linK() function 'wraps' a built-in php function that  connects to the database. What is the name of that function? In other words, what php function would you use to connect to a MySQL database? Explain the parameters that you pass into the function.</text:p>
        </text:list-item>
      </text:list>
      <text:p text:style-name="List_20_Paragraph"/>
      <text:p text:style-name="P9">mysqli_connect(). The parameters passed into the function are the db host, user, password, and name. </text:p>
      <text:p text:style-name="List_20_Paragraph"/>
      <text:list xml:id="list111416421351032" text:continue-numbering="true" text:style-name="WWNum1">
        <text:list-item>
          <text:p text:style-name="P4">The <text:span text:style-name="T1">define()</text:span> function is used a lot in the config file, what does the define() function in php do?</text:p>
        </text:list-item>
      </text:list>
      <text:p text:style-name="List_20_Paragraph"/>
      <text:p text:style-name="P9">The define() function is used to create constants. </text:p>
      <text:p text:style-name="List_20_Paragraph"/>
      <text:list xml:id="list111418053549337" text:continue-numbering="true" text:style-name="WWNum1">
        <text:list-item>
          <text:p text:style-name="P4">What does the custom error handler function do with error messages when the DEBUG constant set to false?</text:p>
        </text:list-item>
      </text:list>
      <text:p text:style-name="List_20_Paragraph"/>
      <text:p text:style-name="P9">The custom error handler sends all of the relevant information (including super global arrays) to the admin email. </text:p>
      <text:p text:style-name="List_20_Paragraph"/>
      <text:list xml:id="list111416575229589" text:continue-numbering="true" text:style-name="WWNum1">
        <text:list-item>
          <text:p text:style-name="P4">Explain the difference between an <text:span text:style-name="T1">exception</text:span> and an <text:span text:style-name="T1">error</text:span>.</text:p>
        </text:list-item>
      </text:list>
      <text:p text:style-name="Standard"><text:tab/><text:span text:style-name="T2">An error cannot be handled and causes a program to crash. Exceptions can <text:tab/>be handled, and if they are handled properly they will not cause the program <text:tab/>to crash.</text:span></text:p>
      <text:p text:style-name="P2"><text:span text:style-name="T1">Model and Contact classes:</text:span></text:p>
      <text:list xml:id="list82646588" text:style-name="WWNum2">
        <text:list-item>
          <text:p text:style-name="P5">What is a <text:span text:style-name="T1">model object</text:span>?</text:p>
          <text:p text:style-name="P10"><text:soft-page-break/>A model object is an object that represents a table in the database.</text:p>
        </text:list-item>
      </text:list>
      <text:p text:style-name="List_20_Paragraph"/>
      <text:p text:style-name="List_20_Paragraph"/>
      <text:list xml:id="list111418250209272" text:continue-numbering="true" text:style-name="WWNum2">
        <text:list-item>
          <text:p text:style-name="P5">What is an <text:span text:style-name="T1">abstract class</text:span>?</text:p>
        </text:list-item>
      </text:list>
      <text:p text:style-name="List_20_Paragraph"/>
      <text:p text:style-name="P11">An abstract class is a class that contains abstract methods. They are similar to interfaces, but unlike interfaces, abstract classes can also contain methods that are fully defined. </text:p>
      <text:p text:style-name="List_20_Paragraph"/>
      <text:list xml:id="list111417147145107" text:continue-numbering="true" text:style-name="WWNum2">
        <text:list-item>
          <text:p text:style-name="P5">Explain why you cannot instantiate and abstract class.</text:p>
        </text:list-item>
      </text:list>
      <text:p text:style-name="List_20_Paragraph"/>
      <text:p text:style-name="P11">Abstract classes cannot be instantiated as they are not fully defined.</text:p>
      <text:p text:style-name="List_20_Paragraph"/>
      <text:list xml:id="list111418234435260" text:continue-numbering="true" text:style-name="WWNum2">
        <text:list-item>
          <text:p text:style-name="P5">If you extend an abstract class you must implement the code for which methods in that class?</text:p>
        </text:list-item>
      </text:list>
      <text:p text:style-name="List_20_Paragraph"/>
      <text:p text:style-name="P11">If an abstract class is extended, the abstract methods in the abstract class must be implemented in the child class. </text:p>
      <text:p text:style-name="List_20_Paragraph"/>
      <text:list xml:id="list111418024968058" text:continue-numbering="true" text:style-name="WWNum2">
        <text:list-item>
          <text:p text:style-name="P5">What methods does the Contact class inherit fro the Model class?</text:p>
        </text:list-item>
      </text:list>
      <text:p text:style-name="List_20_Paragraph"/>
      <text:p text:style-name="P12">All of them.</text:p>
      <text:p text:style-name="List_20_Paragraph"/>
      <text:list xml:id="list111416913823567" text:continue-numbering="true" text:style-name="WWNum2">
        <text:list-item>
          <text:p text:style-name="P5">How do you create a constructor function in PHP?</text:p>
        </text:list-item>
      </text:list>
      <text:p text:style-name="List_20_Paragraph"/>
      <text:p text:style-name="P13">A constructor in PHP is defined in a class. The function is called __construct(), and accepts an associative array to set the instance variables of the object.</text:p>
      <text:p text:style-name="List_20_Paragraph"><text:bookmark text:name="_GoBack"/></text:p>
      <text:list xml:id="list111416886787834" text:continue-numbering="true" text:style-name="WWNum2">
        <text:list-item>
          <text:p text:style-name="P5">T/F – If you don’t like the way the Model class implements the toXML(), toCSV(), and toJSON() methods, you could override them in a sub class.</text:p>
        </text:list-item>
      </text:list>
      <text:p text:style-name="Standard"><text:tab/><text:span text:style-name="T3">True</text:span></text:p>
      <text:p text:style-name="P3"><text:span text:style-name="T1">DataAccess and ContactDataAccess classes:</text:span></text:p>
      <text:list xml:id="list2330713491" text:style-name="WWNum3">
        <text:list-item>
          <text:p text:style-name="P6">What is a <text:span text:style-name="T1">data access object (DAO)</text:span>, what is it’s purpose?</text:p>
        </text:list-item>
      </text:list>
      <text:p text:style-name="List_20_Paragraph"/>
      <text:p text:style-name="P14">A DAO has all the methods that get the data from a database <text:span text:style-name="T4">and use the data to create instances of a model object. </text:span></text:p>
      <text:p text:style-name="List_20_Paragraph"/>
      <text:list xml:id="list111416739471463" text:continue-numbering="true" text:style-name="WWNum3">
        <text:list-item>
          <text:p text:style-name="P6">Explain the parameter that must be passed into the DataAccess constructor function.</text:p>
        </text:list-item>
      </text:list>
      <text:p text:style-name="List_20_Paragraph"/>
      <text:p text:style-name="P15">The parameter that is passed into the DataAccess constructor is the connection to the database. </text:p>
      <text:p text:style-name="List_20_Paragraph"/>
      <text:list xml:id="list111417942283692" text:continue-numbering="true" text:style-name="WWNum3">
        <text:list-item>
          <text:p text:style-name="P6">What is the super class of the ContactDataAccess class?</text:p>
        </text:list-item>
      </text:list>
      <text:p text:style-name="P15">DataAccess is the super class of ContactDataAccess.</text:p>
      <text:p text:style-name="List_20_Paragraph"><text:soft-page-break/></text:p>
      <text:list xml:id="list111417082776941" text:continue-numbering="true" text:style-name="WWNum3">
        <text:list-item>
          <text:p text:style-name="P6">What instance variable does the ContactDataAccess class inherit from it's super class?</text:p>
        </text:list-item>
      </text:list>
      <text:p text:style-name="List_20_Paragraph"/>
      <text:p text:style-name="P15">$link</text:p>
      <text:p text:style-name="List_20_Paragraph"/>
      <text:list xml:id="list111416685841469" text:continue-numbering="true" text:style-name="WWNum3">
        <text:list-item>
          <text:p text:style-name="P6">What methods does the ContactDataAccess class inherit from it's super class?</text:p>
        </text:list-item>
      </text:list>
      <text:p text:style-name="Standard"><text:tab/><text:span text:style-name="T5">All of th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er, Niall</meta:initial-creator>
    <meta:editing-cycles>7</meta:editing-cycles>
    <meta:creation-date>2020-03-11T11:20:00</meta:creation-date>
    <dc:date>2020-03-11T11:13:52.425608408</dc:date>
    <meta:editing-duration>PT1H26M19S</meta:editing-duration>
    <meta:generator>LibreOffice/6.0.7.3$Linux_X86_64 LibreOffice_project/00m0$Build-3</meta:generator>
    <meta:document-statistic meta:table-count="0" meta:image-count="0" meta:object-count="0" meta:page-count="3" meta:paragraph-count="41" meta:word-count="598" meta:character-count="3460" meta:non-whitespace-character-count="2904"/>
    <meta:user-defined meta:name="AppVersion">16.0000</meta:user-defined>
    <meta:user-defined meta:name="Company">Western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